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weight="bold" officeooo:rsid="003a9cfc" officeooo:paragraph-rsid="0016c9db" style:font-weight-asian="bold" style:font-weight-complex="bold"/>
    </style:style>
    <style:style style:name="P2" style:family="paragraph" style:parent-style-name="Text_20_body">
      <style:text-properties officeooo:paragraph-rsid="0016c9db"/>
    </style:style>
    <style:style style:name="P3" style:family="paragraph" style:parent-style-name="Preformatted_20_Text">
      <style:text-properties fo:font-weight="bold" officeooo:rsid="003a9cfc" officeooo:paragraph-rsid="0017ffe4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paragraph-rsid="0017ffe4" style:font-weight-asian="bold" style:font-weight-complex="bold"/>
    </style:style>
    <style:style style:name="P5" style:family="paragraph" style:parent-style-name="Preformatted_20_Text">
      <style:text-properties fo:font-weight="bold" officeooo:rsid="003c133c" officeooo:paragraph-rsid="0017ffe4" style:font-weight-asian="bold" style:font-weight-complex="bold"/>
    </style:style>
    <style:style style:name="P6" style:family="paragraph" style:parent-style-name="Preformatted_20_Text">
      <style:text-properties officeooo:paragraph-rsid="0017ffe4"/>
    </style:style>
    <style:style style:name="P7" style:family="paragraph" style:parent-style-name="Text_20_body" style:list-style-name="L1">
      <style:text-properties officeooo:paragraph-rsid="0016c9db"/>
    </style:style>
    <style:style style:name="P8" style:family="paragraph" style:parent-style-name="Text_20_body" style:list-style-name="L2">
      <style:text-properties officeooo:paragraph-rsid="0016c9db"/>
    </style:style>
    <style:style style:name="P9" style:family="paragraph" style:parent-style-name="Text_20_body" style:list-style-name="L3">
      <style:text-properties officeooo:paragraph-rsid="0016c9db"/>
    </style:style>
    <style:style style:name="T1" style:family="text">
      <style:text-properties officeooo:rsid="003b9332"/>
    </style:style>
    <style:style style:name="T2" style:family="text">
      <style:text-properties officeooo:rsid="003d55f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col</text:p>
      <text:p text:style-name="P6"/>
      <text:p text:style-name="P6">The Application Layer:: Devices :: Protocol:- Http, Https :: Manual Structure:-</text:p>
      <text:p text:style-name="P6">The Presentation Layer:: Devices :: Protocol:- Http, Https :: Manual Structure:-</text:p>
      <text:p text:style-name="P6">The Session Layer:: Devices :: Protocol:- Http, Https :: Manual Structure:-</text:p>
      <text:p text:style-name="P6">The Transport Layer:: Devices :: Protocol:- Http, Https :: Manual Structure:-</text:p>
      <text:p text:style-name="P6">The Network Layer:: Devices :: Protocol:- Http, Https :: Manual Structure:-</text:p>
      <text:p text:style-name="P6">The Data Link Layer:: Devices :: Protocol:- Http, Https :: Manual Structure:-</text:p>
      <text:p text:style-name="P6">The Physical Layer:: Devices :: Protocol:- Http, Https :: Manual Structure:-</text:p>
      <text:p text:style-name="P6">________________________________________________________________________________</text:p>
      <text:p text:style-name="P3">Manual Structure:-</text:p>
      <text:p text:style-name="P1">Method<text:span text:style-name="T1">s</text:span>:-</text:p>
      <text:list xml:id="list1259007643" text:style-name="L1">
        <text:list-item>
          <text:p text:style-name="P7"><text:span text:style-name="Strong_20_Emphasis">GET</text:span>: Retrieves data from a specified resource. </text:p>
        </text:list-item>
      </text:list>
      <text:p text:style-name="P2">The most commonly used HTTP method is GET.</text:p>
      <text:p text:style-name="P2">The purpose of the GET method is to simply retrieve data from the server. The GET method is used to request any of the following resources:</text:p>
      <text:list text:style-name="L2">
        <text:list-item>
          <text:p text:style-name="P8">A webpage or HTML file. </text:p>
        </text:list-item>
        <text:list-item>
          <text:p text:style-name="P8">An image or video. </text:p>
        </text:list-item>
        <text:list-item>
          <text:p text:style-name="P8">A JSON document. </text:p>
        </text:list-item>
        <text:list-item>
          <text:p text:style-name="P8">A CSS file or JavaScript file. </text:p>
        </text:list-item>
        <text:list-item>
          <text:p text:style-name="P8">An XML file. </text:p>
        </text:list-item>
      </text:list>
      <text:p text:style-name="P2">The GET request method is said to be a safe operation, which means it should not change the state of any resource on the server.</text:p>
      <text:list xml:id="list140807546893090" text:continue-list="list1259007643" text:style-name="L1">
        <text:list-item>
          <text:p text:style-name="P7"><text:span text:style-name="Strong_20_Emphasis">HEAD</text:span>: Similar to GET but only transfers status line and response headers or The HTTP HEAD method simply returns metadata about a resource on the server. This HTTP request method returns all of the headers associated with a resource at a given URL, but does not actually return the resource.</text:p>
          <text:p text:style-name="P7"/>
        </text:list-item>
        <text:list-item>
          <text:p text:style-name="P7"><text:span text:style-name="Strong_20_Emphasis">POST</text:span>: Submits an entity to a resource, often changing its state. </text:p>
        </text:list-item>
      </text:list>
      <text:p text:style-name="P2">The POST HTTP request method sends data to the server for processing.</text:p>
      <text:p text:style-name="P2">The data sent to the server is typically in the following form:</text:p>
      <text:list text:style-name="L3">
        <text:list-item>
          <text:p text:style-name="P9">Input fields from online forms. </text:p>
        </text:list-item>
        <text:list-item>
          <text:p text:style-name="P9">XML or JSON data. </text:p>
        </text:list-item>
        <text:list-item>
          <text:p text:style-name="P9">Text data from query parameters. </text:p>
        </text:list-item>
      </text:list>
      <text:p text:style-name="P2">A POST operation is not considered a safe operation, as it has the power to update the state of the server and cause potential side effects to the server’s state when executed.</text:p>
      <text:p text:style-name="P2">The HTTP POST method is not required to be idempotent either, which means it can leave data and resources on the server in a different state each time it is invoked.</text:p>
      <text:list text:continue-list="list140807546893090" text:style-name="L1">
        <text:list-item>
          <text:p text:style-name="P7"><text:span text:style-name="Strong_20_Emphasis">PUT</text:span>: Replaces all current representations of a resource with the request payload. If a resource exists at the URL provided by a PUT operation, the resource’s representation is completely replaced. If a resource does not exist at that URL, a new resource is created.</text:p>
          <text:p text:style-name="P7"><text:soft-page-break/></text:p>
        </text:list-item>
        <text:list-item>
          <text:p text:style-name="P7"><text:span text:style-name="Strong_20_Emphasis">DELETE</text:span>: Removes the specified resource. After execution, the resource a DELETE operation points to is removed from the server.</text:p>
          <text:p text:style-name="P7"/>
        </text:list-item>
        <text:list-item>
          <text:p text:style-name="P7"><text:span text:style-name="Strong_20_Emphasis">CONNECT</text:span>: Establishes a tunnel to the server identified by the target resource. </text:p>
          <text:p text:style-name="P7"/>
        </text:list-item>
        <text:list-item>
          <text:p text:style-name="P7"><text:span text:style-name="Strong_20_Emphasis">OPTIONS</text:span>: Describes communication options for the target resource. The HTTP OPTIONS method returns a listing of which HTTP methods are supported and allowed.</text:p>
          <text:p text:style-name="P7"/>
        </text:list-item>
        <text:list-item>
          <text:p text:style-name="P7"><text:span text:style-name="Strong_20_Emphasis">TRACE</text:span>: Performs a message loop-back test along the path to the target resource. The TRACE HTTP method is used for diagnostics, debugging and troubleshooting. It simply returns a diagnostic trace that logs data from the request-response cycle.</text:p>
          <text:p text:style-name="P7">The content of a trace is often just an echo back from the server of the various request headers that the client sent.</text:p>
          <text:p text:style-name="P7"/>
        </text:list-item>
        <text:list-item>
          <text:p text:style-name="P7"><text:span text:style-name="Strong_20_Emphasis">PATCH</text:span>: Applies partial modifications to a resource.</text:p>
        </text:list-item>
      </text:list>
      <text:p text:style-name="P6">________________________________________________________________________________</text:p>
      <text:p text:style-name="P6">Automated Structure:-</text:p>
      <text:p text:style-name="P5">Security <text:span text:style-name="T2">H</text:span>eader:-</text:p>
      <text:p text:style-name="P6">________________________________________________________________________________</text:p>
      <text:p text:style-name="P6">Vulnerability:-</text:p>
      <text:p text:style-name="P6"/>
      <text:p text:style-name="P6">________________________________________________________________________________</text:p>
      <text:p text:style-name="P6">Impact</text:p>
      <text:p text:style-name="P6"/>
      <text:p text:style-name="P6">________________________________________________________________________________</text:p>
      <text:p text:style-name="P6">Mitig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2:44:46.491000000</meta:creation-date>
    <dc:date>2024-06-15T14:08:05.279000000</dc:date>
    <meta:editing-duration>PT4M40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5" meta:word-count="525" meta:character-count="3477" meta:non-whitespace-character-count="3003"/>
  </office:meta>
</office:document-meta>
</file>